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Software Installation and Operation Manual (SIOM)</text:p>
      <text:p text:style-name="Author">Development Team</text:p>
      <text:p text:style-name="Date">2024-06-26</text:p>
      <text:h text:style-name="Heading_20_1" text:outline-level="1"><text:bookmark-start text:name="software-installation-and-operation-manual-siom"/>Software Installation and Operation Manual (SIOM)<text:bookmark-end text:name="software-installation-and-operation-manual-siom"/></text:h>
      <text:h text:style-name="Heading_20_2" text:outline-level="2"><text:bookmark-start text:name="scope"/>1. Scope<text:bookmark-end text:name="scope"/></text:h>
      <text:h text:style-name="Heading_20_3" text:outline-level="3"><text:bookmark-start text:name="identification"/>1.1 Identification<text:bookmark-end text:name="identification"/></text:h>
      <text:p text:style-name="First_20_paragraph"><text:span text:style-name="T1">SIOM-001: Manual Identification</text:span> - The manual <text:span text:style-name="T1">shall</text:span> be identified by the following information: - <text:span text:style-name="T1">Manual Name</text:span>: [Manual Name] - <text:span text:style-name="T1">Manual Identifier</text:span>: [SIOM-001] - <text:span text:style-name="T1">Version</text:span>: 1.0 - <text:span text:style-name="T1">Classification</text:span>: [Unclassified/Classified Level]</text:p>
      <text:h text:style-name="Heading_20_3" text:outline-level="3"><text:bookmark-start text:name="manual-overview"/>1.2 Manual Overview<text:bookmark-end text:name="manual-overview"/></text:h>
      <text:p text:style-name="First_20_paragraph"><text:span text:style-name="T1">SIOM-002: Manual Purpose</text:span> - The manual <text:span text:style-name="T1">shall</text:span> provide software installation procedures - The manual <text:span text:style-name="T1">shall</text:span> describe software operation and usage - The manual <text:span text:style-name="T1">shall</text:span> cover maintenance and troubleshooting procedures</text:p>
      <text:h text:style-name="Heading_20_2" text:outline-level="2"><text:bookmark-start text:name="referenced-documents"/>2. Referenced Documents<text:bookmark-end text:name="referenced-documents"/></text:h>
      <text:p text:style-name="First_20_paragraph"><text:span text:style-name="T1">SIOM-003: Referenced Standards</text:span> - MIL-STD-498: Software Development and Documentation - [Other applicable standards]</text:p>
      <text:h text:style-name="Heading_20_2" text:outline-level="2"><text:bookmark-start text:name="system-overview"/>3. System Overview<text:bookmark-end text:name="system-overview"/></text:h>
      <text:p text:style-name="First_20_paragraph"><text:span text:style-name="T1">SIOM-004: Software Description</text:span> - The manual <text:span text:style-name="T1">shall</text:span> describe the software system and its components - The manual <text:span text:style-name="T1">shall</text:span> specify system requirements and dependencies - The manual <text:span text:style-name="T1">shall</text:span> provide software architecture overview</text:p>
      <text:h text:style-name="Heading_20_2" text:outline-level="2"><text:bookmark-start text:name="installation-procedures"/>4. Installation Procedures<text:bookmark-end text:name="installation-procedures"/></text:h>
      <text:h text:style-name="Heading_20_3" text:outline-level="3"><text:bookmark-start text:name="pre-installation-requirements"/>4.1 Pre-Installation Requirements<text:bookmark-end text:name="pre-installation-requirements"/></text:h>
      <text:p text:style-name="First_20_paragraph"><text:span text:style-name="T1">SIOM-005: Prerequisites</text:span> - The manual <text:span text:style-name="T1">shall</text:span> specify hardware and software prerequisites - The manual <text:span text:style-name="T1">shall</text:span> describe system preparation procedures - The manual <text:span text:style-name="T1">shall</text:span> include compatibility verification steps</text:p>
      <text:h text:style-name="Heading_20_3" text:outline-level="3"><text:bookmark-start text:name="installation-process"/>4.2 Installation Process<text:bookmark-end text:name="installation-process"/></text:h>
      <text:p text:style-name="First_20_paragraph"><text:span text:style-name="T1">SIOM-006: Installation Steps</text:span> - The manual <text:span text:style-name="T1">shall</text:span> provide step-by-step installation instructions - The manual <text:span text:style-name="T1">shall</text:span> include configuration procedures - The manual <text:span text:style-name="T1">shall</text:span> describe installation verification methods</text:p>
      <text:h text:style-name="Heading_20_3" text:outline-level="3"><text:bookmark-start text:name="post-installation-setup"/>4.3 Post-Installation Setup<text:bookmark-end text:name="post-installation-setup"/></text:h>
      <text:p text:style-name="First_20_paragraph"><text:span text:style-name="T1">SIOM-007: Setup Procedures</text:span> - The manual <text:span text:style-name="T1">shall</text:span> describe post-installation configuration - The manual <text:span text:style-name="T1">shall</text:span> specify user account setup procedures - The manual <text:span text:style-name="T1">shall</text:span> include system integration steps</text:p>
      <text:h text:style-name="Heading_20_2" text:outline-level="2"><text:bookmark-start text:name="operation-procedures"/>5. Operation Procedures<text:bookmark-end text:name="operation-procedures"/></text:h>
      <text:h text:style-name="Heading_20_3" text:outline-level="3"><text:bookmark-start text:name="system-startup"/>5.1 System Startup<text:bookmark-end text:name="system-startup"/></text:h>
      <text:p text:style-name="First_20_paragraph"><text:span text:style-name="T1">SIOM-008: Startup Procedures</text:span> - The manual <text:span text:style-name="T1">shall</text:span> describe system startup procedures - The manual <text:span text:style-name="T1">shall</text:span> specify initialization processes - The manual <text:span text:style-name="T1">shall</text:span> include startup verification steps</text:p>
      <text:h text:style-name="Heading_20_3" text:outline-level="3"><text:bookmark-start text:name="normal-operations"/>5.2 Normal Operations<text:bookmark-end text:name="normal-operations"/></text:h>
      <text:p text:style-name="First_20_paragraph"><text:span text:style-name="T1">SIOM-009: Operational Procedures</text:span> - The manual <text:span text:style-name="T1">shall</text:span> describe normal operational procedures - The manual <text:span text:style-name="T1">shall</text:span> specify user interface usage - The manual <text:span text:style-name="T1">shall</text:span> include data management procedures</text:p>
      <text:h text:style-name="Heading_20_3" text:outline-level="3"><text:bookmark-start text:name="system-shutdown"/>5.3 System Shutdown<text:bookmark-end text:name="system-shutdown"/></text:h>
      <text:p text:style-name="First_20_paragraph"><text:span text:style-name="T1">SIOM-010: Shutdown Procedures</text:span> - The manual <text:span text:style-name="T1">shall</text:span> describe system shutdown procedures - The manual <text:span text:style-name="T1">shall</text:span> specify data backup procedures - The manual <text:span text:style-name="T1">shall</text:span> include shutdown verification steps</text:p>
      <text:h text:style-name="Heading_20_2" text:outline-level="2"><text:bookmark-start text:name="maintenance-procedures"/>6. Maintenance Procedures<text:bookmark-end text:name="maintenance-procedures"/></text:h>
      <text:p text:style-name="First_20_paragraph"><text:span text:style-name="T1">SIOM-011: Maintenance Activities</text:span> - The manual <text:span text:style-name="T1">shall</text:span> describe routine maintenance procedures - The manual <text:span text:style-name="T1">shall</text:span> specify backup and recovery procedures - The manual <text:span text:style-name="T1">shall</text:span> include system monitoring procedures</text:p>
      <text:h text:style-name="Heading_20_2" text:outline-level="2"><text:bookmark-start text:name="troubleshooting"/>7. Troubleshooting<text:bookmark-end text:name="troubleshooting"/></text:h>
      <text:p text:style-name="First_20_paragraph"><text:span text:style-name="T1">SIOM-012: Problem Resolution</text:span> - The manual <text:span text:style-name="T1">shall</text:span> provide troubleshooting procedures - The manual <text:span text:style-name="T1">shall</text:span> include common problem solutions - The manual <text:span text:style-name="T1">shall</text:span> describe escalation procedures</text:p>
      <text:h text:style-name="Heading_20_2" text:outline-level="2"><text:bookmark-start text:name="notes"/>8. Notes<text:bookmark-end text:name="notes"/></text:h>
      <text:list text:style-name="L1">
        <text:list-item>
          <text:p text:style-name="P1"><text:span text:style-name="T1">SIOM</text:span>: Software Installation and Operation Manual</text:p>
        </text:list-item>
        <text:list-item>
          <text:p text:style-name="P1"><text:span text:style-name="T1">System</text:span>: Software system and its componen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Software Installation and Operation Manual (SIOM)</dc:title>
    <dc:description/>
    <dc:subject/>
    <meta:keyword/>
    <meta:initial-creator>Development Team</meta:initial-creator>
    <dc:creator>Development Team</dc:creator>
    <meta:creation-date>2025-06-27T03:46:36Z</meta:creation-date>
    <dc:date>2025-06-27T03:46:36Z</dc:date>
    <meta:user-defined meta:name="date" meta:value-type="string">2024-06-26</meta:user-defined>
    <meta:user-defined meta:name="document_type" meta:value-type="string">Software Installation and Operation Manual</meta:user-defined>
    <meta:user-defined meta:name="standard" meta:value-type="string">MIL-STD-498</meta:user-defined>
    <meta:user-defined meta:name="status" meta:value-type="string">Draft</meta:user-defined>
    <meta:user-defined meta:name="version" meta:value-type="string">1.0</meta:user-defined>
  </office:meta>
</office:document-meta>
</file>